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0a1" officeooo:paragraph-rsid="001480a1"/>
    </style:style>
    <style:style style:name="P2" style:family="paragraph" style:parent-style-name="Standard">
      <style:text-properties officeooo:rsid="001480a1" officeooo:paragraph-rsid="001480a1"/>
    </style:style>
    <style:style style:name="P3" style:family="paragraph" style:parent-style-name="Standard">
      <style:text-properties officeooo:rsid="00180375" officeooo:paragraph-rsid="001480a1"/>
    </style:style>
    <style:style style:name="T1" style:family="text">
      <style:text-properties officeooo:rsid="00165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nnect to tello for missions</text:p>
      <text:p text:style-name="P1"/>
      <text:p text:style-name="P1">- open terminal</text:p>
      <text:p text:style-name="P1">- cd /aerostack2_ws/src/aerostack2/as2_aerial_platforms/as2_platform_tello$</text:p>
      <text:p text:style-name="P1">- <text:span text:style-name="T1">run command below inside the terminal</text:span></text:p>
      <text:p text:style-name="P1">- ros2 launch as2_platform_tello tello_platform.launch.py namespace:=drone0</text:p>
      <text:p text:style-name="P1"/>
      <text:p text:style-name="P1">-this will connect to the tello allowing for image capturing</text:p>
      <text:p text:style-name="P1"/>
      <text:p text:style-name="P1">- to run mission, open another terminal</text:p>
      <text:p text:style-name="P1">- go to directory with desired mission</text:p>
      <text:p text:style-name="P1">- run mission like normal</text:p>
      <text:p text:style-name="P1"/>
      <text:p text:style-name="P1"/>
      <text:p text:style-name="P3">How to connect to crazyflie</text:p>
      <text:p text:style-name="P3"/>
      <text:p text:style-name="P3">- go to project directory</text:p>
      <text:p text:style-name="P3">- run line below</text:p>
      <text:p text:style-name="P3">- ros2 launch as2_platform_crazyflie crazyflie_aideck_stream_launch.py aideck_config_<text:a xlink:type="simple" xlink:href="../../../../=crazy_aideck.yaml" text:style-name="Internet_20_link" text:visited-style-name="Visited_20_Internet_20_Link">file:=crazy_aideck.yaml</text:a></text:p>
      <text:p text:style-name="P3"/>
      <text:p text:style-name="P3">- make sure drone is connected properly in c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52:48.647970788</meta:creation-date>
    <dc:date>2024-06-20T17:06:52.843846819</dc:date>
    <meta:editing-duration>PT3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84" meta:character-count="623" meta:non-whitespace-character-count="553"/>
  </office:meta>
</office:document-meta>
</file>